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Courier New" svg:font-family="'Courier New'" style:font-adornments="Regular" style:font-family-generic="modern" style:font-pitch="fixed"/>
    <style:font-face style:name="Mangal" svg:font-family="Mangal" style:font-pitch="variable"/>
    <style:font-face style:name="Albany1"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Calibri1" svg:font-family="Calibri"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6pt" fo:language="es" fo:country="AR" style:font-size-asian="16pt" style:font-size-complex="16pt"/>
    </style:style>
    <style:style style:name="P2" style:family="paragraph" style:parent-style-name="Standard">
      <style:paragraph-properties fo:text-align="justify" style:justify-single-word="false"/>
      <style:text-properties style:font-name="Arial1" style:font-name-complex="Arial2"/>
    </style:style>
    <style:style style:name="P3" style:family="paragraph" style:parent-style-name="Standard">
      <style:paragraph-properties fo:text-align="justify" style:justify-single-word="false"/>
      <style:text-properties style:font-name="Arial1" fo:font-weight="bold" style:font-weight-asian="bold" style:font-name-complex="Arial2"/>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font-name-complex="Arial2" style:font-size-complex="16pt"/>
    </style:style>
    <style:style style:name="P5" style:family="paragraph" style:parent-style-name="Standard">
      <style:text-properties style:font-name="Arial1" fo:language="en" fo:country="US"/>
    </style:style>
    <style:style style:name="P6" style:family="paragraph" style:parent-style-name="Standard">
      <style:text-properties style:font-name="Arial1" fo:language="en" fo:country="US" style:font-name-complex="Arial2"/>
    </style:style>
    <style:style style:name="P7" style:family="paragraph" style:parent-style-name="Standard">
      <style:text-properties style:font-name="Arial1" fo:language="en" fo:country="US" style:font-name-asian="Times New Roman1" style:language-asian="es" style:country-asian="ES" style:font-name-complex="Arial2"/>
    </style:style>
    <style:style style:name="P8" style:family="paragraph" style:parent-style-name="Standard">
      <style:text-properties fo:language="en" fo:country="US"/>
    </style:style>
    <style:style style:name="P9" style:family="paragraph" style:parent-style-name="Standard">
      <style:paragraph-properties fo:break-before="page"/>
    </style:style>
    <style:style style:name="P10" style:family="paragraph" style:parent-style-name="ID_5f_Titulo_5f_n1">
      <style:paragraph-properties fo:break-before="page"/>
      <style:text-properties fo:language="en" fo:country="US"/>
    </style:style>
    <style:style style:name="P11" style:family="paragraph" style:parent-style-name="Titulo_20_1">
      <style:text-properties fo:language="en" fo:country="US" fo:font-weight="normal" style:font-weight-asian="normal"/>
    </style:style>
    <style:style style:name="P12" style:family="paragraph" style:parent-style-name="ID_5f_Titulo_5f_n2">
      <style:text-properties fo:language="en" fo:country="US"/>
    </style:style>
    <style:style style:name="P13" style:family="paragraph" style:parent-style-name="ID_5f_Titulo_5f_n3">
      <style:text-properties style:font-name="Arial1" fo:language="en" fo:country="US"/>
    </style:style>
    <style:style style:name="P14" style:family="paragraph" style:parent-style-name="ID_5f_Titulo_5f_n3">
      <style:text-properties fo:language="en" fo:country="US"/>
    </style:style>
    <style:style style:name="P15" style:family="paragraph" style:parent-style-name="ID_5f_Titulo_5f_n3">
      <style:paragraph-properties fo:margin-left="0in" fo:margin-right="0in" fo:text-align="start" style:justify-single-word="false" fo:text-indent="0in" style:auto-text-indent="false"/>
      <style:text-properties fo:language="en" fo:country="US" fo:font-weight="normal" style:font-weight-asian="normal" style:font-weight-complex="normal"/>
    </style:style>
    <style:style style:name="P16" style:family="paragraph" style:parent-style-name="ID_5f_Titulo_5f_n4">
      <style:paragraph-properties fo:margin-left="0in" fo:margin-right="0in" fo:text-indent="0in" style:auto-text-indent="false"/>
      <style:text-properties fo:language="en" fo:country="US" style:text-underline-style="none"/>
    </style:style>
    <style:style style:name="P17" style:family="paragraph" style:parent-style-name="ID_5f_Titulo_5f_n4">
      <style:paragraph-properties fo:margin-left="0in" fo:margin-right="0in" fo:text-align="start" style:justify-single-word="false" fo:text-indent="0in" style:auto-text-indent="false"/>
      <style:text-properties fo:language="en" fo:country="US" style:text-underline-style="none"/>
    </style:style>
    <style:style style:name="P18" style:family="paragraph" style:parent-style-name="ID_5f_Titulo_5f_n3">
      <style:paragraph-properties fo:margin-left="0.85in" fo:margin-right="0in" fo:text-indent="0in" style:auto-text-indent="false"/>
      <style:text-properties fo:language="en" fo:country="US"/>
    </style:style>
    <style:style style:name="P19" style:family="paragraph" style:parent-style-name="ID_5f_Titulo_5f_n4">
      <style:text-properties fo:language="en" fo:country="US"/>
    </style:style>
    <style:style style:name="P20" style:family="paragraph" style:parent-style-name="ID_5f_Titulo_5f_n4">
      <style:text-properties fo:language="en" fo:country="US" style:text-underline-style="none"/>
    </style:style>
    <style:style style:name="P21" style:family="paragraph" style:parent-style-name="ID_5f_Titulo_5f_n4">
      <style:paragraph-properties fo:margin-left="1.2in" fo:margin-right="0in" fo:text-indent="0in" style:auto-text-indent="false"/>
      <style:text-properties fo:language="en" fo:country="US"/>
    </style:style>
    <style:style style:name="P22" style:family="paragraph" style:parent-style-name="List_20_Paragraph">
      <style:text-properties fo:language="en" fo:country="US"/>
    </style:style>
    <style:style style:name="P23" style:family="paragraph" style:parent-style-name="ID_5f_Titulo_5f_n3">
      <style:text-properties fo:language="en" fo:country="US" style:text-underline-style="none" fo:font-weight="normal" style:font-weight-asian="normal" style:font-weight-complex="normal"/>
    </style:style>
    <style:style style:name="P24" style:family="paragraph" style:parent-style-name="List_20_Paragraph" style:list-style-name="WWNum3">
      <style:text-properties style:font-name="Arial1" fo:language="en" fo:country="US" style:font-name-complex="Arial2"/>
    </style:style>
    <style:style style:name="P25" style:family="paragraph" style:parent-style-name="Titulo_20_1">
      <style:text-properties fo:language="en" fo:country="US"/>
    </style:style>
    <style:style style:name="P26" style:family="paragraph" style:parent-style-name="Titulo_20_1">
      <style:text-properties fo:language="en" fo:country="US" fo:font-weight="normal" style:font-weight-asian="normal"/>
    </style:style>
    <style:style style:name="P27" style:family="paragraph" style:parent-style-name="ID_5f_Titulo_5f_n2" style:list-style-name="WWNum6">
      <style:text-properties fo:language="en" fo:country="US"/>
    </style:style>
    <style:style style:name="P28" style:family="paragraph" style:parent-style-name="Standard" style:master-page-name="Standard">
      <style:paragraph-properties style:page-number="auto"/>
    </style:style>
    <style:style style:name="P29" style:family="paragraph" style:parent-style-name="Standard">
      <style:text-properties style:font-name="Arial1" fo:language="en" fo:country="US"/>
    </style:style>
    <style:style style:name="P30" style:family="paragraph" style:parent-style-name="Standard">
      <style:text-properties style:font-name="Arial1" fo:language="en" fo:country="US" style:font-name-complex="Arial2"/>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text-position="super 5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P1">Title : Tic-Tac-Toe</text:p>
      <text:p text:style-name="P1"/>
      <text:p text:style-name="P1">Course work (2012-2013)</text:p>
      <text:p text:style-name="P1">Artificial Intelligence in Video Games</text:p>
      <text:p text:style-name="Standard"/>
      <text:p text:style-name="Standard"/>
      <text:p text:style-name="Standard">Authors</text:p>
      <text:p text:style-name="Standard"><text:tab/>Robert Nadrich</text:p>
      <text:p text:style-name="Standard">Version<text:tab/>:<text:tab/>Version 1.00</text:p>
      <text:p text:style-name="Standard">Date<text:tab/>:<text:tab/>2013-10-05</text:p>
      <text:p text:style-name="Standard"/>
      <text:p text:style-name="P9"/>
      <text:p text:style-name="P4">Índex <text:s/>:</text:p>
      <text:p text:style-name="P3"/>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Id_5f_5f_5f_5f_5f_5f_5f_5f_5f_5f_5f_5f_5f_5f_5f_5f_5f_5f_5f_5f_5f_5f_5f_5f_5f_5f_5f_5f_5f_5f_5f_Seccion_5f_5f_5f_5f_5f_5f_5f_5f_5f_5f_5f_5f_5f_5f_5f_3b_5f_5f_5f_5f_5f_5f_5f_5f_5f_5f_5f_5f_5f_5f_5f_1_5f_5f_5f_5f_5f_5f_5f_5f_5f_5f_5f_5f_5f_5f_5f_3b_5f_5f_5f_5f_5f_5f_5f_5f_5f_5f_5f_5f_5f_5f_5f_ID_5f_5f_5f_5f_5f_5f_5f_5f_5f_5f_5f_5f_5f_5f_5f_5f_5f_5f_5f_5f_5f_5f_5f_5f_5f_5f_5f_5f_5f_5f_5f_Titulo_5f_5f_5f_5f_5f_5f_5f_5f_5f_5f_5f_5f_5f_5f_5f_5f_5f_5f_5f_5f_5f_5f_5f_5f_5f_5f_5f_5f_5f_5f_5f_n2_5f_5f_5f_5f_5f_5f_5f_5f_5f_5f_5f_5f_5f_5f_5f_3b_5f_5f_5f_5f_5f_5f_5f_5f_5f_5f_5f_5f_5f_5f_5f_3_5f_5f_5f_5f_5f_5f_5f_5f_5f_5f_5f_5f_5f_5f_5f_3b_5f_5f_5f_5f_5f_5f_5f_5f_5f_5f_5f_5f_5f_5f_5f_ID_5f_5f_5f_5f_5f_5f_5f_5f_5f_5f_5f_5f_5f_5f_5f_5f_5f_5f_5f_5f_5f_5f_5f_5f_5f_5f_5f_5f_5f_5f_5f_Titulo_5f_5f_5f_5f_5f_5f_5f_5f_5f_5f_5f_5f_5f_5f_5f_5f_5f_5f_5f_5f_5f_5f_5f_5f_5f_5f_5f_5f_5f_5f_5f_n3_5f_5f_5f_5f_5f_5f_5f_5f_5f_5f_5f_5f_5f_5f_5f_3b_5f_5f_5f_5f_5f_5f_5f_5f_5f_5f_5f_5f_5f_5f_5f_4_5f_5f_5f_5f_5f_5f_5f_5f_5f_5f_5f_5f_5f_5f_5f_3b_5f_5f_5f_5f_5f_5f_5f_5f_5f_5f_5f_5f_5f_5f_5f_ID_5f_5f_5f_5f_5f_5f_5f_5f_5f_5f_5f_5f_5f_5f_5f_5f_5f_5f_5f_5f_5f_5f_5f_5f_5f_5f_5f_5f_5f_5f_5f_Titulo_5f_5f_5f_5f_5f_5f_5f_5f_5f_5f_5f_5f_5f_5f_5f_5f_5f_5f_5f_5f_5f_5f_5f_5f_5f_5f_5f_5f_5f_5f_5f_n4_5f_5f_5f_5f_5f_5f_5f_5f_5f_5f_5f_5f_5f_5f_5f_3b_5f_5f_5f_5f_5f_5f_5f_5f_5f_5f_5f_5f_5f_5f_5f_5_5f_5f_5f_5f_5f_5f_5f_5f_5f_5f_5f_5f_5f_5f_5f_3b_5f_5f_5f_5f_5f_5f_5f_5f_5f_5f_5f_5f_5f_5f_5f_ID_5f_5f_5f_5f_5f_5f_5f_5f_5f_5f_5f_5f_5f_5f_5f_5f_5f_5f_5f_5f_5f_5f_5f_5f_5f_5f_5f_5f_5f_5f_5f_Titulo_5f_5f_5f_5f_5f_5f_5f_5f_5f_5f_5f_5f_5f_5f_5f_5f_5f_5f_5f_5f_5f_5f_5f_5f_5f_5f_5f_5f_5f_5f_5f_n5_5f_5f_5f_5f_5f_5f_5f_5f_5f_5f_5f_5f_5f_5f_5f_3b_5f_5f_5f_5f_5f_5f_5f_5f_5f_5f_5f_5f_5f_5f_5f_6_5f_5f_5f_5f_5f_5f_5f_5f_5f_5f_5f_5f_5f_5f_5f_3b_5f_5f_5f_5f_5f_5f_5f_5f_5f_5f_5f_5f_5f_5f_5f_ID_5f_5f_5f_5f_5f_5f_5f_5f_5f_5f_5f_5f_5f_5f_5f_5f_5f_5f_5f_5f_5f_5f_5f_5f_5f_5f_5f_5f_5f_5f_5f_Titulo_5f_5f_5f_5f_5f_5f_5f_5f_5f_5f_5f_5f_5f_5f_5f_5f_5f_5f_5f_5f_5f_5f_5f_5f_5f_5f_5f_5f_5f_5f_5f_n1_5f_5f_5f_5f_5f_5f_5f_5f_5f_5f_5f_5f_5f_5f_5f_3b_5f_5f_5f_5f_5f_5f_5f_5f_5f_5f_5f_5f_5f_5f_5f_2"/>
          </text:index-source-styles>
        </text:table-of-content-source>
        <text:index-body>
          <text:p text:style-name="Text_20_body"/>
        </text:index-body>
      </text:table-of-content>
      <text:p text:style-name="Standard"><text:a xlink:type="simple" xlink:href="#_Toc286743616"/></text:p>
      <text:p text:style-name="Standard"/>
      <text:p text:style-name="P10"><text:bookmark-start text:name="_Toc286743616"/>Presentation<text:bookmark-end text:name="_Toc286743616"/></text:p>
      <text:p text:style-name="P11"/>
      <text:p text:style-name="P11"/>
      <text:p text:style-name="P11"/>
      <text:p text:style-name="P11">An early version of Tic-tac-toe was played in the Roman Empire, around the first century BC, but in this version each player had onle exactly three piereces. They player needed to move the pieces around the board to form three in a row. The first print reference to “Noughts and crosses”, the British name, apperared in 1864. The first print reference to a game called “tick-tack-toe” occurred in 1884. The U.S. Renaming of Noughts and crosses as Tic-tac-toe occurred in the 20<text:span text:style-name="T3">th</text:span> century. In 1952, Tic-Tac-Toe became one of the first known video games. The computer player could play perfect games of Tic-tac-toe against a human opponent.</text:p>
      <text:p text:style-name="P11"/>
      <text:p text:style-name="P11"/>
      <text:p text:style-name="P8"/>
      <text:p text:style-name="P10"><text:bookmark-start text:name="_Toc286743617"/>Level 1: Computational level (natural language)<text:bookmark-end text:name="_Toc286743617"/></text:p>
      <text:p text:style-name="P11"/>
      <text:p text:style-name="P11"/>
      <text:p text:style-name="P11"/>
      <text:p text:style-name="P11">Tic-tac-toe places two players against each other with the goal is to get three of their symbols in a row on a 3x3 board.</text:p>
      <text:p text:style-name="P7"/>
      <text:p text:style-name="P11"/>
      <text:p text:style-name="P12"><text:bookmark-start text:name="_Toc286743618"/>Specification of the game<text:bookmark-end text:name="_Toc286743618"/></text:p>
      <text:p text:style-name="P6"/>
      <text:p text:style-name="P6">Specification of the game in natural language</text:p>
      <text:p text:style-name="P14"><text:bookmark-start text:name="_Toc286743619"/><text:bookmark-start text:name="_Toc223560430"/>Rules game<text:bookmark-end text:name="_Toc286743619"/><text:bookmark-end text:name="_Toc223560430"/></text:p>
      <text:p text:style-name="P5"/>
      <text:p text:style-name="P5"><text:tab/>Each player is assigned a symbol, an “X” or an “O”. Each player is allowed to put one of their symbols onto a 3x3 board during their turn. A player can not move into a space that already has a symbol in it, they must move to an empty space.</text:p>
      <text:p text:style-name="P14"><text:bookmark-start text:name="_Toc286743620"/>Goals<text:bookmark-end text:name="_Toc286743620"/></text:p>
      <text:p text:style-name="P11"/>
      <text:p text:style-name="P11">The goal of the game is to get three of the players symbols in a row before their opponent. If both players fail to get three in a row the players tie.</text:p>
      <text:p text:style-name="P11"/>
      <text:p text:style-name="P12"><text:bookmark-start text:name="_Toc286743621"/>Analysis of the game<text:bookmark-end text:name="_Toc286743621"/></text:p>
      <text:p text:style-name="P22"/>
      <text:p text:style-name="P14"><text:bookmark-start text:name="_Toc286743622"/>Users<text:bookmark-end text:name="_Toc286743622"/></text:p>
      <text:p text:style-name="P5">Any user can play the game</text:p>
      <text:p text:style-name="P14"><text:bookmark-start text:name="_Toc286743623"/>Skills<text:bookmark-end text:name="_Toc286743623"/></text:p>
      <text:p text:style-name="P6">Basic knowledge of tic-tac-toe</text:p>
      <text:p text:style-name="P14"><text:bookmark-start text:name="_Toc286743624"/>Space of the game<text:bookmark-end text:name="_Toc286743624"/></text:p>
      <text:p text:style-name="P5">A square board that is 3x3.</text:p>
      <text:p text:style-name="P14"><text:bookmark-start text:name="_Toc286743625"/>Elements<text:bookmark-end text:name="_Toc286743625"/></text:p>
      <text:p text:style-name="P6"/>
      <text:list xml:id="list4964958023741096120" text:style-name="WWNum3">
        <text:list-item>
          <text:p text:style-name="P24">Avatar or element 1:</text:p>
          <text:list>
            <text:list-item>
              <text:p text:style-name="P24">Denomination</text:p>
            </text:list-item>
            <text:list-item>
              <text:p text:style-name="P24">Input</text:p>
            </text:list-item>
            <text:list-item>
              <text:p text:style-name="P24">output</text:p>
            </text:list-item>
            <text:list-item>
              <text:p text:style-name="P24">Associated Knowledge</text:p>
            </text:list-item>
            <text:list-item>
              <text:p text:style-name="P24"><text:soft-page-break/>Looking for learning mechanism</text:p>
            </text:list-item>
            <text:list-item>
              <text:p text:style-name="P24">…</text:p>
            </text:list-item>
          </text:list>
        </text:list-item>
        <text:list-item>
          <text:p text:style-name="P24">Avatar or element n</text:p>
        </text:list-item>
      </text:list>
      <text:p text:style-name="P5"/>
      <text:p text:style-name="P11"/>
      <text:list xml:id="list8019382284688625528" text:style-name="WWNum6">
        <text:list-item>
          <text:list>
            <text:list-item>
              <text:p text:style-name="P27">Problems to solve</text:p>
            </text:list-item>
          </text:list>
        </text:list-item>
      </text:list>
      <text:p text:style-name="P6"/>
      <text:p text:style-name="P6"><text:tab/><text:tab/>A. For beginner level, the computer must determine a random space and check to see if it can move there, if not choose another random space.</text:p>
      <text:p text:style-name="P6"><text:tab/><text:tab/>B. For intermediate level, the computer must determine if it is about to win or lose by searching the board for two in a row and a open space to make three in a row.</text:p>
      <text:p text:style-name="P6"><text:tab/><text:tab/>C. For expert level, the computer is given a set of rules that they must follow when in a certain situation.</text:p>
      <text:p text:style-name="P8"/>
      <text:p text:style-name="P10"><text:bookmark-start text:name="_Toc286743626"/>Level 2 : Representation scheme<text:bookmark-end text:name="_Toc286743626"/></text:p>
      <text:p text:style-name="P11"/>
      <text:p text:style-name="P11"/>
      <text:p text:style-name="P11"/>
      <text:p text:style-name="P11">The computer will move into a random position on the board, without thinking of consequences of the move. <text:s/>This can be used for an easy difficulty for tic-tac-toe.</text:p>
      <text:p text:style-name="P7"/>
      <text:p text:style-name="P11"/>
      <text:p text:style-name="P12"><text:bookmark-start text:name="_Toc286743627"/>Random behavior<text:bookmark-end text:name="_Toc286743627"/></text:p>
      <text:p text:style-name="P6"/>
      <text:p text:style-name="P14"><text:bookmark-start text:name="_Toc286743628"/>Analysis and considerations<text:bookmark-end text:name="_Toc286743628"/></text:p>
      <text:p text:style-name="P6"><text:tab/></text:p>
      <text:p text:style-name="P6"><text:tab/>With random behavior the computer just makes a quick random decision with no strategy to win the game. One thing we must take into consideration with tic-tac-toe is that the computer does not select the same space twice or select a space that is taken.</text:p>
      <text:p text:style-name="P14"><text:bookmark-start text:name="_Toc286743629"/>Behavior functions<text:bookmark-end text:name="_Toc286743629"/></text:p>
      <text:p text:style-name="P6"/>
      <text:p text:style-name="P6"><text:tab/>Behavior the computer will choose two random numbers both from 1-3, one for a row position on the board and the other for a column position on the board. The computer will then move into the position if it is not taken. The computer will not know if that move will be a game changer, does not know if will win or lose the game.</text:p>
      <text:p text:style-name="P14"><text:bookmark-start text:name="_Toc286743630"/>Results<text:bookmark-end text:name="_Toc286743630"/></text:p>
      <text:p text:style-name="P6"/>
      <text:p text:style-name="P6"><text:tab/>The computer moves in unpredicted patterns, and does not have a clear sense of how to play the game.</text:p>
      <text:p text:style-name="P14"><text:bookmark-start text:name="_Toc286743631"/>Considerations<text:bookmark-end text:name="_Toc286743631"/></text:p>
      <text:p text:style-name="P5"/>
      <text:p text:style-name="P5"><text:tab/>Some things that must be considered is the computer not move in the same spot twice and the computer will does not know if there is a certain move to win or lose the game, just that it moves to a random open location.</text:p>
      <text:p text:style-name="P11"/>
      <text:p text:style-name="P12"><text:bookmark-start text:name="_Toc286743632"/>Reflex behavior<text:bookmark-end text:name="_Toc286743632"/></text:p>
      <text:p text:style-name="P6"/>
      <text:p text:style-name="P6"><text:tab/>In tic-tac-toe does not use reflex behavior, because reflex behavior requires a reflex reaction no matter what state the player is in, but this behavior can be applied to a shooter game, like wil's game, for example when an avatar hits a wall and must turn or gets shot and the avatar gets wounded and shots back or runs away.</text:p>
      <text:p text:style-name="P6"><text:soft-page-break/></text:p>
      <text:p text:style-name="P14"><text:bookmark-start text:name="_Toc286743633"/>Analysis and considerations<text:bookmark-end text:name="_Toc286743633"/></text:p>
      <text:p text:style-name="P6"/>
      <text:p text:style-name="P6"><text:tab/>Reflex behavior does not depend on a state, but rather gives a different output on the action at hand. It can be useful in situation where the reaction is the same for all states that the computer is in.</text:p>
      <text:p text:style-name="P14"><text:bookmark-start text:name="_Toc286743634"/>Behavior functions<text:bookmark-end text:name="_Toc286743634"/></text:p>
      <text:p text:style-name="P6"/>
      <text:p text:style-name="P6"><text:tab/>In every frame the game check for a collision and if there is a collision then the computer will decided how to react to what it has collided with. For example if a avatar collided with a wall it will turn and move into a different direction.</text:p>
      <text:p text:style-name="P14"><text:bookmark-start text:name="_Toc286743635"/>Results<text:bookmark-end text:name="_Toc286743635"/></text:p>
      <text:p text:style-name="P6"/>
      <text:p text:style-name="P6"><text:tab/>The computer reacts appropriately to collisions with different types of objects.</text:p>
      <text:p text:style-name="P14"><text:bookmark-start text:name="_Toc286743636"/>Considerations<text:bookmark-end text:name="_Toc286743636"/></text:p>
      <text:p text:style-name="P5"/>
      <text:p text:style-name="P5"><text:tab/>The computer is ideal for reaction but it is not dependent on state, therefor it has very limited application.</text:p>
      <text:p text:style-name="P11"/>
      <text:p text:style-name="P12"><text:bookmark-start text:name="_Toc286743637"/>Search techniques<text:bookmark-end text:name="_Toc286743637"/></text:p>
      <text:p text:style-name="P6"/>
      <text:p text:style-name="P6"><text:tab/>Given a state the computer calculates its next move and possible future moves giving it some type of strategy to win the game. In the game tic-tac-toe the computer can use a basic search technique to determine a move to get three in a row to win, or if the player has two in a row where to block to keep the player from winning.</text:p>
      <text:p text:style-name="P14"><text:bookmark-start text:name="_Toc286743638"/>Analysis and considerations<text:bookmark-end text:name="_Toc286743638"/></text:p>
      <text:p text:style-name="P14"/>
      <text:p text:style-name="P15"><text:tab/>Search techniques are good for known conditions within the game, in tic-tac-toe which is the entire board. In order to use a search technique the computer must know information about the other player(s) within a shared global space to determine which action is the best and appropriate. The downfall is that a state can be constantly changing with unlimited number of different states and there is a possibility the computer does not know what to do in a certain state.</text:p>
      <text:p text:style-name="P18"/>
      <text:p text:style-name="P14">First level. Computation</text:p>
      <text:p text:style-name="P19">Problem to solve</text:p>
      <text:p text:style-name="P20"><text:tab/></text:p>
      <text:p text:style-name="P20"><text:tab/>Finding where the computer to move to either win the game or to prevent the player from winning.</text:p>
      <text:p text:style-name="P20"><text:soft-page-break/></text:p>
      <text:p text:style-name="P19">Associated knowledge</text:p>
      <text:p text:style-name="P20"><text:tab/>Knowing the players spaces and know the computer spaces on the board. The computer understand if it is on the path to win or lose, and move accordingly.</text:p>
      <text:p text:style-name="P20"/>
      <text:p text:style-name="P14">Second level. Representation schemes</text:p>
      <text:p text:style-name="P19">Input and output spaces</text:p>
      <text:p text:style-name="P20"><text:tab/>Inputs:</text:p>
      <text:p text:style-name="P20"><text:tab/><text:tab/>Start of the game</text:p>
      <text:p text:style-name="P20"><text:tab/>Outputs:</text:p>
      <text:p text:style-name="P20"><text:tab/><text:tab/>Computer wins, player loses.</text:p>
      <text:p text:style-name="P20"><text:tab/><text:tab/>Computer loses, player wins.</text:p>
      <text:p text:style-name="P20"><text:tab/><text:tab/>Both computer and player tie.</text:p>
      <text:p text:style-name="P20"/>
      <text:p text:style-name="P19">States</text:p>
      <text:p text:style-name="P20"><text:tab/>Generic Board State</text:p>
      <text:p text:style-name="P20"><text:tab/>Make a move</text:p>
      <text:p text:style-name="P20"><text:tab/>Block opponent making 3 in a row</text:p>
      <text:p text:style-name="P20"><text:tab/>wait for opponents turn</text:p>
      <text:p text:style-name="P20"><text:tab/>make 3 in a row</text:p>
      <text:p text:style-name="P20"><text:tab/>End Game</text:p>
      <text:p text:style-name="P19">Initial state – Final state</text:p>
      <text:p text:style-name="P20"><text:tab/>Initial State:</text:p>
      <text:p text:style-name="P20"><text:tab/><text:tab/>Generic Board State</text:p>
      <text:p text:style-name="P20"><text:tab/>Final State:</text:p>
      <text:p text:style-name="P20"><text:tab/><text:tab/>End Game</text:p>
      <text:p text:style-name="P19">Operators</text:p>
      <text:p text:style-name="P20"><text:tab/>Noncritical situation</text:p>
      <text:p text:style-name="P20"><text:tab/>If opponent has 2 in a row</text:p>
      <text:p text:style-name="P20"><text:tab/>If computer with 2 in a row</text:p>
      <text:p text:style-name="P20"><text:tab/>Board is full</text:p>
      <text:p text:style-name="P20"><text:tab/>Opponent make 3 in a row</text:p>
      <text:p text:style-name="P20"><text:tab/>Computer make 3 in a row</text:p>
      <text:p text:style-name="P19">Function of heuristic evaluation </text:p>
      <text:p text:style-name="P19"/>
      <text:p text:style-name="P20"><text:tab/>Function of heuristic values from most important to lowest is:</text:p>
      <text:p text:style-name="P20"><text:tab/><text:tab/>makes 3 in a row</text:p>
      <text:p text:style-name="P20"><text:tab/><text:tab/>Block opponent making 3 in a row</text:p>
      <text:p text:style-name="P20"><text:tab/><text:tab/>Make any move</text:p>
      <text:p text:style-name="P20"><text:tab/><text:tab/>Generic Board State</text:p>
      <text:p text:style-name="P20"><text:tab/><text:tab/>wait for turn.</text:p>
      <text:p text:style-name="P19"/>
      <text:p text:style-name="P19">Search techniques</text:p>
      <text:p text:style-name="P16"><text:tab/><text:bookmark-start text:name="_Toc286743639"/></text:p>
      <text:p text:style-name="P17"/>
      <text:p text:style-name="P14">Third level. Implementatio<text:bookmark-end text:name="_Toc286743639"/>n</text:p>
      <text:p text:style-name="P18"/>
      <text:p text:style-name="P19">Input and output spaces</text:p>
      <text:p text:style-name="P21"/>
      <text:p text:style-name="P21"/>
      <text:p text:style-name="P19"><text:soft-page-break/>Behavior functions</text:p>
      <text:p text:style-name="P21"/>
      <text:p text:style-name="P6"><text:tab/>First the computer must analyze the board, in order to check if it can make three in a row or if the opponent is on verge of making three in a row. If it can make three in a row make the last move and win the game, or block so that the opponent will not win the game. If neither are possible moves the computer will move into a location and then wait for the opponent to complete their turn, each time returning to the beging where it checks to see if the computer can win or must block to keep the opponent from winning.</text:p>
      <text:p text:style-name="P14"><text:bookmark-start text:name="_Toc286743640"/>Results<text:bookmark-end text:name="_Toc286743640"/></text:p>
      <text:p text:style-name="P6"/>
      <text:p text:style-name="P6"><text:tab/>The computer will have a basic strategy to win the game or prevent the opponent from winning the game, leading to a more difficult game play for the player.</text:p>
      <text:p text:style-name="P14"><text:bookmark-start text:name="_Toc286743641"/>Considerations<text:bookmark-end text:name="_Toc286743641"/></text:p>
      <text:p text:style-name="P5"/>
      <text:p text:style-name="P5"><text:tab/>With search techniques you must consider every state that the game might be in and every possible outcome while in that state. </text:p>
      <text:p text:style-name="P11"/>
      <text:p text:style-name="P12"><text:bookmark-start text:name="_Toc286743642"/>Expert systems<text:bookmark-end text:name="_Toc286743642"/></text:p>
      <text:p text:style-name="P6"/>
      <text:p text:style-name="P6"><text:tab/>Using certain rules or guideline techniques the computer can have be given a strategy to win the game. For example if the center is open take the center.</text:p>
      <text:p text:style-name="P14"><text:bookmark-start text:name="_Toc286743643"/>Analysis and considerations<text:bookmark-end text:name="_Toc286743643"/></text:p>
      <text:p text:style-name="P6"/>
      <text:p text:style-name="P6"><text:tab/>This technique is better implemented with a big set of rules, unlike tic-tac-toe where it has very few rules. The rules are used to understand a situation, and implement the best possible outcome.</text:p>
      <text:p text:style-name="P14"><text:bookmark-start text:name="_Toc286743644"/>Behavior functions<text:bookmark-end text:name="_Toc286743644"/></text:p>
      <text:p text:style-name="P6"/>
      <text:p text:style-name="P6">In tic-tac-toe there are only 5 rules the computer follow (listed by important):</text:p>
      <text:p text:style-name="P6"><text:tab/>If computer can win then win.</text:p>
      <text:p text:style-name="P6"><text:tab/>If the computer is going to lose then block</text:p>
      <text:p text:style-name="P6"><text:tab/>If the corner is free then take corner</text:p>
      <text:p text:style-name="P6"><text:tab/>if the center is free then take the center</text:p>
      <text:p text:style-name="P6"><text:tab/>If the side is free then take the side</text:p>
      <text:p text:style-name="P6"><text:soft-page-break/><text:tab/>Using these rules the computer can generate a strategy on how to beat the player. If the computer has the first move the computers best move is to take a corner, but if the player goes first the computers best moves are take the center if it is not taken or take a corner if it is not taken. These rules than can be continually followed till the end of the game.</text:p>
      <text:p text:style-name="P14"><text:bookmark-start text:name="_Toc286743645"/>Results<text:bookmark-end text:name="_Toc286743645"/></text:p>
      <text:p text:style-name="P6"/>
      <text:p text:style-name="P6"><text:tab/>The computer has a obvious and predictable pattern to win the game, but since it is following a set of rules the computer becomes difficult to defeat. The computer is difficulty is because it is analyzing a situation and determine the most effective move based on the rules it has been given.</text:p>
      <text:p text:style-name="P14"><text:bookmark-start text:name="_Toc286743646"/>Considerations<text:bookmark-end text:name="_Toc286743646"/></text:p>
      <text:p text:style-name="P14"/>
      <text:p text:style-name="P14"><text:tab/><text:span text:style-name="T2">You have to define every rule and every output to every rule. Using this in a game that requires a lot of rules, can be time consuming. One rule can not solve every single situation that the computer can be in.</text:span></text:p>
      <text:p text:style-name="P5"/>
      <text:p text:style-name="P12"><text:bookmark-start text:name="_Toc2867436471"/>C<text:bookmark-end text:name="_Toc2867436471"/>ase Based Resolving</text:p>
      <text:p text:style-name="P6"/>
      <text:p text:style-name="P8"><text:tab/>With case based resolving the computer learns from the players actions in the game. By learning the how the player acts through multiple games the computer can then develop a strategy to defeat the player.</text:p>
      <text:p text:style-name="P14"><text:bookmark-start text:name="_Toc2867436481"/>Analysis and considerations<text:bookmark-end text:name="_Toc2867436481"/></text:p>
      <text:p text:style-name="P6"/>
      <text:p text:style-name="P6"><text:tab/>In the game battle ship, the computer will deiced which location will most likely a boat will be in a certain location, based on previous games.</text:p>
      <text:p text:style-name="P14"><text:bookmark-start text:name="_Toc2867436491"/>Behavior functions<text:bookmark-end text:name="_Toc2867436491"/></text:p>
      <text:p text:style-name="P6"/>
      <text:p text:style-name="P6">In the game battle ship there should be some type of table that has the number of times a ship has been in one location. Using this table of values the computer will then develop a pattern of the how the opponent places there ships and will have an idea where a ship might be located.</text:p>
      <text:p text:style-name="P14"><text:bookmark-start text:name="_Toc2867436501"/>Results<text:bookmark-end text:name="_Toc2867436501"/></text:p>
      <text:p text:style-name="P6"/>
      <text:p text:style-name="P6"><text:tab/>In the begging games of battleship this method is useless because there is no data. After a few games the computer learns certain locations where to fire for a hit.</text:p>
      <text:p text:style-name="P13">Considerations</text:p>
      <text:p text:style-name="P11"><text:soft-page-break/><text:tab/>This method will give the computer a higher probability of a hit because the computer has learned from previous matches.</text:p>
      <text:p text:style-name="P11"/>
      <text:p text:style-name="P11"/>
      <text:p text:style-name="P11"/>
      <text:p text:style-name="P11"/>
      <text:p text:style-name="P12"><text:bookmark-start text:name="_Toc286743647"/>Neural networks<text:bookmark-end text:name="_Toc286743647"/></text:p>
      <text:p text:style-name="P6"/>
      <text:p text:style-name="P6"><text:tab/>The computer will start with no knowledge about the game and is thrown into the game. The computer must learn how to play and develop strategies on how to win, through just playing the game. With tic-tac-toe is easy enough for the computer to learn different tactics to win.</text:p>
      <text:p text:style-name="P14"><text:bookmark-start text:name="_Toc286743648"/>Analysis and considerations<text:bookmark-end text:name="_Toc286743648"/></text:p>
      <text:p text:style-name="P6"/>
      <text:p text:style-name="P6"><text:tab/>The computer will be given the basic concept of how to play the game, in tic-tac-toe this is getting three in a row. From there the computer will play other neural network or a human player. With every game the computer will learn how to better itself in the game. This will be done numerous amounts of times till the computer completely masters the game.</text:p>
      <text:p text:style-name="P14"><text:bookmark-start text:name="_Toc286743649"/>Behavior functions<text:bookmark-end text:name="_Toc286743649"/></text:p>
      <text:p text:style-name="P6"/>
      <text:p text:style-name="P6"><text:tab/>The computer will monitor every game and analyze the game after it has been completed. Recognizing every good move and bad move. After numerous amounts of games that are played the computer will then learn the best move for every situation that is given and react accordingly. For instance with a losing move against a human player, that computer will learn how the opponent won the game and have different trials to figure out how to prevent the opponent from winning.</text:p>
      <text:p text:style-name="P14"><text:bookmark-start text:name="_Toc286743650"/>Results<text:bookmark-end text:name="_Toc286743650"/></text:p>
      <text:p text:style-name="P6"/>
      <text:p text:style-name="P6"><text:tab/>The computer will lose and not really know how to play the game tic-tac-toe in the begging but the more the computer plays and learns the game the more difficult the computer becomes.</text:p>
      <text:p text:style-name="P14"><text:bookmark-start text:name="_Toc286743651"/>Considerations<text:bookmark-end text:name="_Toc286743651"/></text:p>
      <text:p text:style-name="P8"/>
      <text:p text:style-name="P8"><text:tab/>This method can take hours for the computer to learn on how to develop a technique.</text:p>
      <text:p text:style-name="P11"/>
      <text:p text:style-name="P12">Evolution</text:p>
      <text:p text:style-name="P6"/>
      <text:p text:style-name="P14"><text:soft-page-break/>Analysis and considerations</text:p>
      <text:p text:style-name="P6"/>
      <text:p text:style-name="P14">Behavior functions</text:p>
      <text:p text:style-name="P6"/>
      <text:p text:style-name="P14">Results</text:p>
      <text:p text:style-name="P6"/>
      <text:p text:style-name="P14">Considerations</text:p>
      <text:p text:style-name="P8"/>
      <text:p text:style-name="P10"><text:bookmark-start text:name="_Toc286743652"/>Level 3 : Implementation<text:bookmark-end text:name="_Toc286743652"/></text:p>
      <text:p text:style-name="P11"/>
      <text:p text:style-name="P11"/>
      <text:p text:style-name="P11"/>
      <text:p text:style-name="P11">Brief description </text:p>
      <text:p text:style-name="P7"/>
      <text:p text:style-name="P11"/>
      <text:p text:style-name="P12"><text:bookmark-start text:name="_Toc286743653"/>Development environment<text:bookmark-end text:name="_Toc286743653"/></text:p>
      <text:p text:style-name="P6"/>
      <text:p text:style-name="P14"><text:bookmark-start text:name="_Toc286743654"/>Technology<text:bookmark-end text:name="_Toc286743654"/></text:p>
      <text:p text:style-name="P5"><text:tab/>C#</text:p>
      <text:p text:style-name="P19">Dominios propio y del observador</text:p>
      <text:p text:style-name="P6"/>
      <text:p text:style-name="P14">Libraries</text:p>
      <text:p text:style-name="P6"><text:tab/>Standard library</text:p>
      <text:p text:style-name="P14">Associated problems</text:p>
      <text:p text:style-name="P6"/>
      <text:p text:style-name="P11"/>
      <text:p text:style-name="P12">Design</text:p>
      <text:p text:style-name="P6"/>
      <text:p text:style-name="P6"><text:tab/>The Board is drawn on a form using buttons in a 3x3 matrix. The user may switch between game types and difficulties with a menu strip. The computer uses a timer as a listener to determine when it is the computers turn.</text:p>
      <text:p text:style-name="P6"/>
      <text:p text:style-name="P6"><text:tab/>A player class is created to record that players symbol, and how many wins, loses, and ties that player has. The player class also checks to see if that player had made three in a row.</text:p>
      <text:p text:style-name="P14">Code documentation (in sources)</text:p>
      <text:p text:style-name="P6"/>
      <text:p text:style-name="P11"/>
      <text:p text:style-name="P12">Performance specifications</text:p>
      <text:p text:style-name="P6"><text:tab/>Must be running on Windows.</text:p>
      <text:p text:style-name="P6"/>
      <text:p text:style-name="P8"/>
      <text:p text:style-name="P10">Development notes</text:p>
      <text:p text:style-name="P11"/>
      <text:p text:style-name="P11"/>
      <text:p text:style-name="P11"/>
      <text:p text:style-name="P25"><text:span text:style-name="T1"><text:tab/>The project was made from scratch only using visual C# 2010, with a total work time of 23 hours.</text:span></text:p>
      <text:p text:style-name="P11"/>
      <text:p text:style-name="P12">Workload</text:p>
      <text:p text:style-name="P6"/>
      <text:p text:style-name="P23">Basic working skeleton of the game with human player vs human player: 4hr.</text:p>
      <text:p text:style-name="P23">User interface: 2 hr.</text:p>
      <text:p text:style-name="P23">Beginner level of computer: 3.5hr.</text:p>
      <text:p text:style-name="P23">Intermediate level of computer: 5.5hr</text:p>
      <text:p text:style-name="P23">Expert level of computer: 8hr.</text:p>
      <text:p text:style-name="P11"/>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Courier New" svg:font-family="'Courier New'" style:font-adornments="Regular" style:font-family-generic="modern" style:font-pitch="fixed"/>
    <style:font-face style:name="Mangal" svg:font-family="Mangal" style:font-pitch="variable"/>
    <style:font-face style:name="Albany1"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Calibri1" svg:font-family="Calibri"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Contents_20_2" style:display-name="Contents 2" style:family="paragraph" style:parent-style-name="Standard" style:default-outline-level="" style:class="index">
      <style:paragraph-properties fo:margin="100%" fo:margin-left="0.139in" fo:margin-right="0in" fo:margin-top="0in" fo:margin-bottom="0in" fo:line-height="100%" fo:text-indent="0in" style:auto-text-indent="false">
        <style:tab-stops>
          <style:tab-stop style:position="6.7283in" style:type="right" style:leader-style="dotted" style:leader-text="."/>
        </style:tab-stops>
      </style:paragraph-properties>
      <style:text-properties style:font-name="Times New Roman" fo:font-size="10pt" style:font-name-asian="Times New Roman1" style:font-size-asian="10pt" style:language-asian="es" style:country-asian="ES" style:font-name-complex="Times New Roman1" style:font-size-complex="10pt"/>
    </style:style>
    <style:style style:name="Contents_20_3" style:display-name="Contents 3" style:family="paragraph" style:parent-style-name="Standard" style:default-outline-level="" style:class="index">
      <style:paragraph-properties fo:margin="100%" fo:margin-left="0.278in" fo:margin-right="0in" fo:margin-top="0in" fo:margin-bottom="0in" fo:line-height="100%" fo:text-indent="0in" style:auto-text-indent="false">
        <style:tab-stops>
          <style:tab-stop style:position="6.5319in" style:type="right" style:leader-style="dotted" style:leader-text="."/>
        </style:tab-stops>
      </style:paragraph-properties>
      <style:text-properties style:font-name="Times New Roman" fo:font-size="10pt" style:font-name-asian="Times New Roman1" style:font-size-asian="10pt" style:language-asian="es" style:country-asian="ES" style:font-name-complex="Times New Roman1" style:font-size-complex="10pt"/>
    </style:style>
    <style:style style:name="Contents_20_1" style:display-name="Contents 1" style:family="paragraph" style:parent-style-name="Standard" style:default-outline-level="" style:class="index">
      <style:paragraph-properties fo:margin="100%" fo:margin-left="0in" fo:margin-right="0in" fo:margin-top="0in" fo:margin-bottom="0in" fo:line-height="100%" fo:text-indent="0in" style:auto-text-indent="false">
        <style:tab-stops>
          <style:tab-stop style:position="6.9252in" style:type="right" style:leader-style="dotted" style:leader-text="."/>
        </style:tab-stops>
      </style:paragraph-properties>
      <style:text-properties style:font-name="Times New Roman" fo:font-size="10pt" style:font-name-asian="Times New Roman1" style:font-size-asian="10pt" style:language-asian="es" style:country-asian="ES" style:font-name-complex="Times New Roman1" style:font-size-complex="10pt"/>
    </style:style>
    <style:style style:name="Contents_20_4" style:display-name="Contents 4" style:family="paragraph" style:parent-style-name="Standard" style:default-outline-level="" style:class="index">
      <style:paragraph-properties fo:margin="100%" fo:margin-left="0.4165in" fo:margin-right="0in" fo:margin-top="0in" fo:margin-bottom="0in" fo:line-height="100%" fo:text-indent="0in" style:auto-text-indent="false">
        <style:tab-stops>
          <style:tab-stop style:position="6.3354in" style:type="right" style:leader-style="dotted" style:leader-text="."/>
        </style:tab-stops>
      </style:paragraph-properties>
      <style:text-properties style:font-name="Times New Roman" fo:font-size="10pt" style:font-name-asian="Times New Roman1" style:font-size-asian="10pt" style:language-asian="es" style:country-asian="ES" style:font-name-complex="Times New Roman1" style:font-size-complex="10pt"/>
    </style:style>
    <style:style style:name="Titulo_20_1" style:display-name="Titulo 1" style:family="paragraph" style:parent-style-name="Standard" style:default-outline-level="">
      <style:paragraph-properties fo:margin-top="0in" fo:margin-bottom="0in" fo:line-height="100%" fo:text-align="justify" style:justify-single-word="false"/>
      <style:text-properties style:font-name="Arial1" fo:font-weight="bold" style:font-name-asian="Times New Roman1" style:language-asian="es" style:country-asian="ES" style:font-weight-asian="bold" style:font-name-complex="Arial2"/>
    </style:style>
    <style:style style:name="ID_5f_Titulo_5f_n2" style:display-name="ID_Titulo_n2" style:family="paragraph" style:parent-style-name="Standard" style:default-outline-level="">
      <style:paragraph-properties fo:margin-top="0in" fo:margin-bottom="0in" fo:line-height="100%" fo:text-align="justify" style:justify-single-word="false"/>
      <style:text-properties style:font-name="Arial1" style:text-underline-style="solid" style:text-underline-width="auto" style:text-underline-color="font-color" fo:font-weight="bold" style:font-name-asian="Times New Roman1" style:language-asian="es" style:country-asian="ES" style:font-weight-asian="bold" style:font-name-complex="Arial2"/>
    </style:style>
    <style:style style:name="ID_5f_Titulo_5f_n3" style:display-name="ID_Titulo_n3" style:family="paragraph" style:parent-style-name="Standard" style:default-outline-level="">
      <style:paragraph-properties fo:margin-top="0in" fo:margin-bottom="0in" fo:line-height="100%" fo:text-align="justify" style:justify-single-word="false"/>
      <style:text-properties style:font-name="Arial1" fo:font-weight="bold" style:font-name-asian="Times New Roman1" style:language-asian="es" style:country-asian="ES" style:font-weight-asian="bold" style:font-name-complex="Arial2"/>
    </style:style>
    <style:style style:name="ID_5f_Titulo_5f_n4" style:display-name="ID_Titulo_n4" style:family="paragraph" style:parent-style-name="Standard" style:default-outline-level="">
      <style:paragraph-properties fo:margin-top="0in" fo:margin-bottom="0in" fo:line-height="100%" fo:text-align="justify" style:justify-single-word="false"/>
      <style:text-properties style:font-name="Arial1" style:text-underline-style="solid" style:text-underline-width="auto" style:text-underline-color="font-color" style:font-name-asian="Times New Roman1" style:language-asian="es" style:country-asian="ES" style:font-name-complex="Arial2"/>
    </style:style>
    <style:style style:name="ID_5f_Titulo_5f_n5" style:display-name="ID_Titulo_n5" style:family="paragraph" style:parent-style-name="Standard" style:default-outline-level="">
      <style:paragraph-properties fo:margin-top="0in" fo:margin-bottom="0in" fo:line-height="100%" fo:text-align="justify" style:justify-single-word="false"/>
      <style:text-properties style:font-name="Arial1" style:font-name-asian="Times New Roman1" style:language-asian="es" style:country-asian="ES" style:font-name-complex="Arial2"/>
    </style:style>
    <style:style style:name="ID_5f_Titulo_5f_n1" style:display-name="ID_Titulo_n1" style:family="paragraph" style:parent-style-name="Standard" style:default-outline-level="">
      <style:paragraph-properties fo:margin="100%" fo:margin-left="0.248in" fo:margin-right="0in" fo:margin-top="0in" fo:margin-bottom="0in" fo:line-height="100%" fo:text-align="justify" style:justify-single-word="false" fo:text-indent="-0.248in" style:auto-text-indent="false" fo:break-before="page"/>
      <style:text-properties fo:text-transform="uppercase" style:font-name="Arial1" fo:font-size="12pt" fo:font-weight="bold" style:font-name-asian="Times New Roman1" style:font-size-asian="12pt" style:language-asian="es" style:country-asian="ES" style:font-weight-asian="bold" style:font-name-complex="Arial2" style:font-size-complex="12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100%" fo:margin-left="0in" fo:margin-right="0in" fo:text-align="start" style:justify-single-word="false" fo:text-indent="0in"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paragraph-properties fo:margin="100%" fo:margin-left="0in" fo:margin-right="0in" fo:text-indent="-0.472in" style:auto-text-indent="false">
        <style:tab-stops/>
      </style:paragraph-properties>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100%" fo:margin-left="0in" fo:margin-right="0in" fo:text-align="center"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100%"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fo:text-align="start" style:justify-single-word="false" fo:text-indent="-0.3154in" style:auto-text-indent="false">
        <style:tab-stops/>
      </style:paragraph-properties>
      <style:text-properties fo:color="#e6e6e6" style:font-name="Albany" fo:font-size="28pt" style:font-name-asian="Albany" style:font-size-asian="28pt" style:font-name-complex="Albany" style:font-size-complex="28pt" style:text-emphasize="none"/>
    </style:style>
    <style:style style:name="Outline_20_3" style:display-name="Outline 3" style:family="paragraph" style:parent-style-name="Outline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text-indent="-0.2362in" style:auto-text-indent="false">
        <style:tab-stops/>
      </style:paragraph-properties>
      <style:text-properties fo:color="#99ccff" style:font-name="Albany1" style:font-name-asian="Albany1" style:font-name-complex="Albany1"/>
    </style:style>
    <style:style style:name="Outline_20_7" style:display-name="Outline 7" style:family="paragraph" style:parent-style-name="Outline_20_6">
      <style:paragraph-properties fo:margin="100%" fo:margin-left="3.3071in" fo:margin-right="0in"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text-indent="-0.2362in" style:auto-text-indent="false">
        <style:tab-stops/>
      </style:paragraph-properties>
    </style:style>
    <style:style style:name="lyt-bluelinesgrad_7e_LT_7e_Gliederung_20_1" style:display-name="lyt-bluelinesgrad~LT~Gliederung 1" style:family="paragraph">
      <style:paragraph-properties fo:margin="100%"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Gliederung_20_2" style:display-name="lyt-bluelinesgrad~LT~Gliederung 2" style:family="paragraph" style:parent-style-name="prs-strategy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prs-strategy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prs-strategy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prs-strategy_7e_LT_7e_Gliederung_20_4">
      <style:paragraph-properties fo:margin="100%" fo:margin-left="2.3626in" fo:margin-right="0in" fo:margin-top="0in" fo:margin-bottom="0.0398in" fo:text-indent="-0.2362in" style:auto-text-indent="false">
        <style:tab-stops/>
      </style:paragraph-properties>
    </style:style>
    <style:style style:name="lyt-bluelinesgrad_7e_LT_7e_Gliederung_20_6" style:display-name="lyt-bluelinesgrad~LT~Gliederung 6" style:family="paragraph" style:parent-style-name="prs-strategy_7e_LT_7e_Gliederung_20_5">
      <style:paragraph-properties fo:margin="100%" fo:margin-left="2.8346in" fo:margin-right="0in" fo:margin-top="0in" fo:margin-bottom="0.0398in" fo:text-indent="-0.2362in" style:auto-text-indent="false">
        <style:tab-stops/>
      </style:paragraph-properties>
    </style:style>
    <style:style style:name="lyt-bluelinesgrad_7e_LT_7e_Gliederung_20_7" style:display-name="lyt-bluelinesgrad~LT~Gliederung 7" style:family="paragraph" style:parent-style-name="prs-strategy_7e_LT_7e_Gliederung_20_6">
      <style:paragraph-properties fo:margin="100%" fo:margin-left="3.3071in" fo:margin-right="0in" fo:margin-top="0in" fo:margin-bottom="0.0398in" fo:text-indent="-0.2362in" style:auto-text-indent="false">
        <style:tab-stops/>
      </style:paragraph-properties>
    </style:style>
    <style:style style:name="lyt-bluelinesgrad_7e_LT_7e_Gliederung_20_8" style:display-name="lyt-bluelinesgrad~LT~Gliederung 8" style:family="paragraph" style:parent-style-name="prs-strategy_7e_LT_7e_Gliederung_20_7">
      <style:paragraph-properties fo:margin="100%" fo:margin-left="3.7799in" fo:margin-right="0in" fo:margin-top="0in" fo:margin-bottom="0.0398in" fo:text-indent="-0.2362in" style:auto-text-indent="false">
        <style:tab-stops/>
      </style:paragraph-properties>
    </style:style>
    <style:style style:name="lyt-bluelinesgrad_7e_LT_7e_Gliederung_20_9" style:display-name="lyt-bluelinesgrad~LT~Gliederung 9" style:family="paragraph" style:parent-style-name="prs-strategy_7e_LT_7e_Gliederung_20_8">
      <style:paragraph-properties fo:margin="100%" fo:margin-left="4.252in" fo:margin-right="0in" fo:margin-top="0in" fo:margin-bottom="0.0398in" fo:text-indent="-0.2362in"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linesgrad_7e_LT_7e_Untertitel" style:display-name="lyt-bluelinesgrad~LT~Untertitel" style:family="paragraph">
      <style:paragraph-properties fo:margin="100%"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Notizen" style:display-name="lyt-bluelinesgrad~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WW-Title1"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D_5f_Titulo_5f_n1_20_Car_20_Car" style:display-name="ID_Titulo_n1 Car Car" style:family="text" style:parent-style-name="Default_20_Paragraph_20_Font">
      <style:text-properties fo:text-transform="uppercase" style:font-name="Arial1" fo:font-size="12pt" fo:font-weight="bold" style:font-name-asian="Times New Roman1" style:font-size-asian="12pt" style:language-asian="es" style:country-asian="ES" style:font-weight-asian="bold" style:font-name-complex="Arial2" style:font-size-complex="12pt"/>
    </style:style>
    <style:style style:name="ListLabel_20_1" style:display-name="ListLabel 1" style:family="text">
      <style:text-properties fo:font-variant="normal" fo:text-transform="none" fo:color="#000000" style:text-outline="false" style:text-line-through-style="solid" style:text-line-through-type="double" style:text-position="0% 100%" fo:letter-spacing="normal" fo:font-style="normal" fo:text-shadow="none" style:text-underline-style="none" fo:font-weight="normal" style:letter-kerning="true" style:font-style-asian="normal" style:font-weight-asian="normal" style:font-name-complex="Times New Roman1" style:font-size-complex="0pt" style:font-style-complex="normal" style:font-weight-complex="normal" style:text-emphasize="none" style:text-scale="0%" style:font-relief="none" text:display="true"/>
    </style:style>
    <style:style style:name="ListLabel_20_2" style:display-name="ListLabel 2" style:family="text">
      <style:text-properties style:font-name-asian="Times New Roman1" style:font-name-complex="Times New Roman1"/>
    </style:style>
    <style:style style:name="ListLabel_20_3" style:display-name="ListLabel 3" style:family="text">
      <style:text-properties style:font-name-complex="Courier New1"/>
    </style:style>
    <style:style style:name="ListLabel_20_4" style:display-name="ListLabel 4" style:family="text">
      <style:text-properties style:font-name-complex="Calibri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7398in" fo:text-indent="-0.25in" fo:margin-left="0.7398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1.2398in" fo:text-indent="-0.25in" fo:margin-left="1.23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7398in" fo:text-indent="-0.25in" fo:margin-left="2.73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2398in" fo:text-indent="-0.25in" fo:margin-left="4.23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772in" fo:margin-bottom="0.9846in" fo:margin-left="1.1811in" fo:margin-right="1.1811in" style:writing-mode="lr-tb" style:layout-grid-color="#c0c0c0" style:layout-grid-lines="47"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i</meta:initial-creator>
    <meta:editing-cycles>96</meta:editing-cycles>
    <meta:creation-date>2011-03-01T09:39:00</meta:creation-date>
    <dc:date>2013-05-13T15:25:56.16</dc:date>
    <meta:editing-duration>PT9H54M57S</meta:editing-duration>
    <meta:generator>OpenOffice.org/3.4.1$Win32 OpenOffice.org_project/341m1$Build-9593</meta:generator>
    <meta:document-statistic meta:table-count="0" meta:image-count="0" meta:object-count="0" meta:page-count="14" meta:paragraph-count="178" meta:word-count="2194" meta:character-count="12248"/>
    <meta:user-defined meta:name="AppVersion">12.0000</meta:user-defined>
    <meta:user-defined meta:name="Company">Universidad de Castilla-La Manc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